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0" table:style-name="ta1">
        <table:shapes>
          <draw:frame draw:z-index="0" draw:style-name="gr1" draw:text-style-name="P1" svg:width="243.72mm" svg:height="164.95mm" svg:x="66.57mm" svg:y="1.06mm">
            <draw:object draw:notify-on-update-of-ranges="N_100_SIM_TIME_10000.A1:N_100_SIM_TIME_10000.A1 N_100_SIM_TIME_10000.A2:N_100_SIM_TIME_10000.A101 N_100_SIM_TIME_10000.B1:N_100_SIM_TIME_10000.B1 N_100_SIM_TIME_10000.B2:N_100_SIM_TIME_10000.B101 N_100_SIM_TIME_10000.A1:N_100_SIM_TIME_10000.A1 N_100_SIM_TIME_10000.A2:N_100_SIM_TIME_10000.A101 N_100_SIM_TIME_10000.C1:N_100_SIM_TIME_10000.C1 N_100_SIM_TIME_10000.C2:N_100_SIM_TIME_10000.C101 N_100_SIM_TIME_10000.A1:N_100_SIM_TIME_10000.A1 N_100_SIM_TIME_10000.A2:N_100_SIM_TIME_10000.A101 N_100_SIM_TIME_10000.D1:N_100_SIM_TIME_10000.D1 N_100_SIM_TIME_10000.D2:N_100_SIM_TIME_10000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9386" calcext:value-type="float">
            <text:p>0.9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8921" calcext:value-type="float">
            <text:p>0.8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76" calcext:value-type="float">
            <text:p>0.85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8291" calcext:value-type="float">
            <text:p>0.8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7323" calcext:value-type="float">
            <text:p>0.7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08" calcext:value-type="float">
            <text:p>0.08</text:p>
          </table:table-cell>
          <table:table-cell office:value-type="float" office:value="0.7199" calcext:value-type="float">
            <text:p>0.7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6855" calcext:value-type="float">
            <text:p>0.68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5844" calcext:value-type="float">
            <text:p>0.5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5614" calcext:value-type="float">
            <text:p>0.5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5409" calcext:value-type="float">
            <text:p>0.54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7" calcext:value-type="float">
            <text:p>0.17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5106" calcext:value-type="float">
            <text:p>0.5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4868" calcext:value-type="float">
            <text:p>0.48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4788" calcext:value-type="float">
            <text:p>0.47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553" calcext:value-type="float">
            <text:p>0.45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402" calcext:value-type="float">
            <text:p>0.44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4294" calcext:value-type="float">
            <text:p>0.4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55" calcext:value-type="float">
            <text:p>0.3455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4177" calcext:value-type="float">
            <text:p>0.41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2491" calcext:value-type="float">
            <text:p>0.2491</text:p>
          </table:table-cell>
          <table:table-cell office:value-type="float" office:value="0.4022" calcext:value-type="float">
            <text:p>0.4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3837" calcext:value-type="float">
            <text:p>0.38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3749" calcext:value-type="float">
            <text:p>0.37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291" calcext:value-type="float">
            <text:p>0.32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31" calcext:value-type="float">
            <text:p>0.31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3189" calcext:value-type="float">
            <text:p>0.3189</text:p>
          </table:table-cell>
          <table:table-cell office:value-type="float" office:value="0.3145" calcext:value-type="float">
            <text:p>0.31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929" calcext:value-type="float">
            <text:p>0.29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2769" calcext:value-type="float">
            <text:p>0.27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2768" calcext:value-type="float">
            <text:p>0.27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96" calcext:value-type="float">
            <text:p>0.3696</text:p>
          </table:table-cell>
          <table:table-cell office:value-type="float" office:value="0.393" calcext:value-type="float">
            <text:p>0.393</text:p>
          </table:table-cell>
          <table:table-cell office:value-type="float" office:value="0.2374" calcext:value-type="float">
            <text:p>0.23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2301" calcext:value-type="float">
            <text:p>0.23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2242" calcext:value-type="float">
            <text:p>0.22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42" calcext:value-type="float">
            <text:p>0.42</text:p>
          </table:table-cell>
          <table:table-cell office:value-type="float" office:value="0.2101" calcext:value-type="float">
            <text:p>0.21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64" calcext:value-type="float">
            <text:p>0.3664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2044" calcext:value-type="float">
            <text:p>0.20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1962" calcext:value-type="float">
            <text:p>0.19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1814" calcext:value-type="float">
            <text:p>0.18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1626" calcext:value-type="float">
            <text:p>0.16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1544" calcext:value-type="float">
            <text:p>0.15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51" calcext:value-type="float">
            <text:p>0.51</text:p>
          </table:table-cell>
          <table:table-cell office:value-type="float" office:value="0.1351" calcext:value-type="float">
            <text:p>0.13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527" calcext:value-type="float">
            <text:p>0.527</text:p>
          </table:table-cell>
          <table:table-cell office:value-type="float" office:value="0.1307" calcext:value-type="float">
            <text:p>0.13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1048" calcext:value-type="float">
            <text:p>0.10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1018" calcext:value-type="float">
            <text:p>0.1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598" calcext:value-type="float">
            <text:p>0.598</text:p>
          </table:table-cell>
          <table:table-cell office:value-type="float" office:value="0.0909" calcext:value-type="float">
            <text:p>0.09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0899" calcext:value-type="float">
            <text:p>0.08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0802" calcext:value-type="float">
            <text:p>0.08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0748" calcext:value-type="float">
            <text:p>0.07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76" calcext:value-type="float">
            <text:p>0.2776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0608" calcext:value-type="float">
            <text:p>0.06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7097" calcext:value-type="float">
            <text:p>0.7097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718" calcext:value-type="float">
            <text:p>0.718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9" calcext:value-type="float">
            <text:p>0.189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8073" calcext:value-type="float">
            <text:p>0.807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8101" calcext:value-type="float">
            <text:p>0.810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8302" calcext:value-type="float">
            <text:p>0.8302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8341" calcext:value-type="float">
            <text:p>0.834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88" calcext:value-type="float">
            <text:p>0.88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9311" calcext:value-type="float">
            <text:p>0.931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989" calcext:value-type="float">
            <text:p>0.98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1:56:15.378094702</dc:date>
    <meta:editing-duration>PT1M24S</meta:editing-duration>
    <meta:editing-cycles>1</meta:editing-cycles>
    <meta:document-statistic meta:table-count="1" meta:cell-count="40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73cm" svg:height="16.496cm" xlink:href=".." xlink:type="simple" chart:class="chart:scatter" chart:style-name="ch1">
        <chart:legend chart:legend-position="end" svg:x="21.898cm" svg:y="7.451cm" style:legend-expansion="high" chart:style-name="ch2"/>
        <chart:plot-area chart:style-name="ch3" table:cell-range-address="N_100_SIM_TIME_10000.A1:N_100_SIM_TIME_10000.D101" chart:data-source-has-labels="row" svg:x="0.487cm" svg:y="0.329cm" svg:width="20.924cm" svg:height="15.838cm">
          <chartooo:coordinate-region svg:x="1.214cm" svg:y="0.529cm" svg:width="19.918cm" svg:height="14.9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0.B2:N_100_SIM_TIME_10000.B101" chart:label-cell-address="N_100_SIM_TIME_10000.B1:N_100_SIM_TIME_10000.B1" chart:class="chart:scatter">
            <chart:domain table:cell-range-address="N_100_SIM_TIME_10000.A2:N_100_SIM_TIME_10000.A101"/>
            <chart:data-point chart:repeated="100"/>
          </chart:series>
          <chart:series chart:style-name="ch7" chart:values-cell-range-address="N_100_SIM_TIME_10000.C2:N_100_SIM_TIME_10000.C101" chart:label-cell-address="N_100_SIM_TIME_10000.C1:N_100_SIM_TIME_10000.C1" chart:class="chart:scatter">
            <chart:data-point chart:repeated="100"/>
          </chart:series>
          <chart:series chart:style-name="ch8" chart:values-cell-range-address="N_100_SIM_TIME_10000.D2:N_100_SIM_TIME_10000.D101" chart:label-cell-address="N_100_SIM_TIME_10000.D1:N_100_SIM_TIME_10000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P_success</text:p>
                <draw:g>
                  <svg:desc>N_100_SIM_TIME_10000.B1:N_100_SIM_TIME_10000.B1</svg:desc>
                </draw:g>
              </table:table-cell>
              <table:table-cell office:value-type="string">
                <text:p>P_nobody</text:p>
                <draw:g>
                  <svg:desc>N_100_SIM_TIME_10000.C1:N_100_SIM_TIME_10000.C1</svg:desc>
                </draw:g>
              </table:table-cell>
              <table:table-cell office:value-type="string">
                <text:p>P_notbest</text:p>
                <draw:g>
                  <svg:desc>N_100_SIM_TIME_10000.D1:N_100_SIM_TIME_100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100_SIM_TIME_10000.A2:N_100_SIM_TIME_10000.A101</svg:desc>
                </draw:g>
              </table:table-cell>
              <table:table-cell office:value-type="float" office:value="0.01">
                <text:p>0.01</text:p>
                <draw:g>
                  <svg:desc>N_100_SIM_TIME_10000.B2:N_100_SIM_TIME_10000.B101</svg:desc>
                </draw:g>
              </table:table-cell>
              <table:table-cell office:value-type="float" office:value="0">
                <text:p>0</text:p>
                <draw:g>
                  <svg:desc>N_100_SIM_TIME_10000.C2:N_100_SIM_TIME_10000.C101</svg:desc>
                </draw:g>
              </table:table-cell>
              <table:table-cell office:value-type="float" office:value="0.99">
                <text:p>0.99</text:p>
                <draw:g>
                  <svg:desc>N_100_SIM_TIME_10000.D2:N_100_SIM_TIME_10000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3">
                <text:p>0.053</text:p>
              </table:table-cell>
              <table:table-cell office:value-type="float" office:value="0.0084">
                <text:p>0.0084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96">
                <text:p>0.0896</text:p>
              </table:table-cell>
              <table:table-cell office:value-type="float" office:value="0.0183">
                <text:p>0.0183</text:p>
              </table:table-cell>
              <table:table-cell office:value-type="float" office:value="0.8921">
                <text:p>0.8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13">
                <text:p>0.1113</text:p>
              </table:table-cell>
              <table:table-cell office:value-type="float" office:value="0.0311">
                <text:p>0.0311</text:p>
              </table:table-cell>
              <table:table-cell office:value-type="float" office:value="0.8576">
                <text:p>0.8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01">
                <text:p>0.1301</text:p>
              </table:table-cell>
              <table:table-cell office:value-type="float" office:value="0.0408">
                <text:p>0.0408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45">
                <text:p>0.1545</text:p>
              </table:table-cell>
              <table:table-cell office:value-type="float" office:value="0.0516">
                <text:p>0.0516</text:p>
              </table:table-cell>
              <table:table-cell office:value-type="float" office:value="0.7939">
                <text:p>0.7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53">
                <text:p>0.1753</text:p>
              </table:table-cell>
              <table:table-cell office:value-type="float" office:value="0.0621">
                <text:p>0.0621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58">
                <text:p>0.1958</text:p>
              </table:table-cell>
              <table:table-cell office:value-type="float" office:value="0.0719">
                <text:p>0.0719</text:p>
              </table:table-cell>
              <table:table-cell office:value-type="float" office:value="0.7323">
                <text:p>0.7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01">
                <text:p>0.2001</text:p>
              </table:table-cell>
              <table:table-cell office:value-type="float" office:value="0.08">
                <text:p>0.08</text:p>
              </table:table-cell>
              <table:table-cell office:value-type="float" office:value="0.7199">
                <text:p>0.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14">
                <text:p>0.2214</text:p>
              </table:table-cell>
              <table:table-cell office:value-type="float" office:value="0.0931">
                <text:p>0.0931</text:p>
              </table:table-cell>
              <table:table-cell office:value-type="float" office:value="0.6855">
                <text:p>0.6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347">
                <text:p>0.2347</text:p>
              </table:table-cell>
              <table:table-cell office:value-type="float" office:value="0.0997">
                <text:p>0.0997</text:p>
              </table:table-cell>
              <table:table-cell office:value-type="float" office:value="0.6656">
                <text:p>0.6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98">
                <text:p>0.2398</text:p>
              </table:table-cell>
              <table:table-cell office:value-type="float" office:value="0.1122">
                <text:p>0.1122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624">
                <text:p>0.2624</text:p>
              </table:table-cell>
              <table:table-cell office:value-type="float" office:value="0.1186">
                <text:p>0.1186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727">
                <text:p>0.2727</text:p>
              </table:table-cell>
              <table:table-cell office:value-type="float" office:value="0.1283">
                <text:p>0.128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765">
                <text:p>0.2765</text:p>
              </table:table-cell>
              <table:table-cell office:value-type="float" office:value="0.1391">
                <text:p>0.1391</text:p>
              </table:table-cell>
              <table:table-cell office:value-type="float" office:value="0.5844">
                <text:p>0.5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59">
                <text:p>0.2859</text:p>
              </table:table-cell>
              <table:table-cell office:value-type="float" office:value="0.1527">
                <text:p>0.1527</text:p>
              </table:table-cell>
              <table:table-cell office:value-type="float" office:value="0.5614">
                <text:p>0.56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955">
                <text:p>0.2955</text:p>
              </table:table-cell>
              <table:table-cell office:value-type="float" office:value="0.1636">
                <text:p>0.1636</text:p>
              </table:table-cell>
              <table:table-cell office:value-type="float" office:value="0.5409">
                <text:p>0.5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3">
                <text:p>0.303</text:p>
              </table:table-cell>
              <table:table-cell office:value-type="float" office:value="0.17">
                <text:p>0.17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91">
                <text:p>0.3091</text:p>
              </table:table-cell>
              <table:table-cell office:value-type="float" office:value="0.1803">
                <text:p>0.1803</text:p>
              </table:table-cell>
              <table:table-cell office:value-type="float" office:value="0.5106">
                <text:p>0.5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26">
                <text:p>0.3226</text:p>
              </table:table-cell>
              <table:table-cell office:value-type="float" office:value="0.1906">
                <text:p>0.1906</text:p>
              </table:table-cell>
              <table:table-cell office:value-type="float" office:value="0.4868">
                <text:p>0.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71">
                <text:p>0.3171</text:p>
              </table:table-cell>
              <table:table-cell office:value-type="float" office:value="0.2041">
                <text:p>0.2041</text:p>
              </table:table-cell>
              <table:table-cell office:value-type="float" office:value="0.4788">
                <text:p>0.4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81">
                <text:p>0.3381</text:p>
              </table:table-cell>
              <table:table-cell office:value-type="float" office:value="0.2066">
                <text:p>0.2066</text:p>
              </table:table-cell>
              <table:table-cell office:value-type="float" office:value="0.4553">
                <text:p>0.4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379">
                <text:p>0.3379</text:p>
              </table:table-cell>
              <table:table-cell office:value-type="float" office:value="0.2219">
                <text:p>0.2219</text:p>
              </table:table-cell>
              <table:table-cell office:value-type="float" office:value="0.4402">
                <text:p>0.4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361">
                <text:p>0.3361</text:p>
              </table:table-cell>
              <table:table-cell office:value-type="float" office:value="0.2345">
                <text:p>0.2345</text:p>
              </table:table-cell>
              <table:table-cell office:value-type="float" office:value="0.4294">
                <text:p>0.4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455">
                <text:p>0.3455</text:p>
              </table:table-cell>
              <table:table-cell office:value-type="float" office:value="0.2368">
                <text:p>0.2368</text:p>
              </table:table-cell>
              <table:table-cell office:value-type="float" office:value="0.4177">
                <text:p>0.4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487">
                <text:p>0.3487</text:p>
              </table:table-cell>
              <table:table-cell office:value-type="float" office:value="0.2491">
                <text:p>0.2491</text:p>
              </table:table-cell>
              <table:table-cell office:value-type="float" office:value="0.4022">
                <text:p>0.4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517">
                <text:p>0.3517</text:p>
              </table:table-cell>
              <table:table-cell office:value-type="float" office:value="0.2646">
                <text:p>0.2646</text:p>
              </table:table-cell>
              <table:table-cell office:value-type="float" office:value="0.3837">
                <text:p>0.3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536">
                <text:p>0.3536</text:p>
              </table:table-cell>
              <table:table-cell office:value-type="float" office:value="0.2715">
                <text:p>0.2715</text:p>
              </table:table-cell>
              <table:table-cell office:value-type="float" office:value="0.3749">
                <text:p>0.3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582">
                <text:p>0.3582</text:p>
              </table:table-cell>
              <table:table-cell office:value-type="float" office:value="0.2844">
                <text:p>0.2844</text:p>
              </table:table-cell>
              <table:table-cell office:value-type="float" office:value="0.3574">
                <text:p>0.35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595">
                <text:p>0.3595</text:p>
              </table:table-cell>
              <table:table-cell office:value-type="float" office:value="0.2901">
                <text:p>0.2901</text:p>
              </table:table-cell>
              <table:table-cell office:value-type="float" office:value="0.3504">
                <text:p>0.3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721">
                <text:p>0.3721</text:p>
              </table:table-cell>
              <table:table-cell office:value-type="float" office:value="0.2988">
                <text:p>0.2988</text:p>
              </table:table-cell>
              <table:table-cell office:value-type="float" office:value="0.3291">
                <text:p>0.3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679">
                <text:p>0.3679</text:p>
              </table:table-cell>
              <table:table-cell office:value-type="float" office:value="0.31">
                <text:p>0.31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666">
                <text:p>0.3666</text:p>
              </table:table-cell>
              <table:table-cell office:value-type="float" office:value="0.3189">
                <text:p>0.3189</text:p>
              </table:table-cell>
              <table:table-cell office:value-type="float" office:value="0.3145">
                <text:p>0.3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653">
                <text:p>0.3653</text:p>
              </table:table-cell>
              <table:table-cell office:value-type="float" office:value="0.3284">
                <text:p>0.3284</text:p>
              </table:table-cell>
              <table:table-cell office:value-type="float" office:value="0.3063">
                <text:p>0.3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637">
                <text:p>0.3637</text:p>
              </table:table-cell>
              <table:table-cell office:value-type="float" office:value="0.3434">
                <text:p>0.3434</text:p>
              </table:table-cell>
              <table:table-cell office:value-type="float" office:value="0.2929">
                <text:p>0.2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689">
                <text:p>0.3689</text:p>
              </table:table-cell>
              <table:table-cell office:value-type="float" office:value="0.3542">
                <text:p>0.3542</text:p>
              </table:table-cell>
              <table:table-cell office:value-type="float" office:value="0.2769">
                <text:p>0.2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614">
                <text:p>0.3614</text:p>
              </table:table-cell>
              <table:table-cell office:value-type="float" office:value="0.3618">
                <text:p>0.3618</text:p>
              </table:table-cell>
              <table:table-cell office:value-type="float" office:value="0.2768">
                <text:p>0.2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715">
                <text:p>0.3715</text:p>
              </table:table-cell>
              <table:table-cell office:value-type="float" office:value="0.3695">
                <text:p>0.3695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693">
                <text:p>0.3693</text:p>
              </table:table-cell>
              <table:table-cell office:value-type="float" office:value="0.3807">
                <text:p>0.38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696">
                <text:p>0.3696</text:p>
              </table:table-cell>
              <table:table-cell office:value-type="float" office:value="0.393">
                <text:p>0.393</text:p>
              </table:table-cell>
              <table:table-cell office:value-type="float" office:value="0.2374">
                <text:p>0.2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686">
                <text:p>0.3686</text:p>
              </table:table-cell>
              <table:table-cell office:value-type="float" office:value="0.4013">
                <text:p>0.4013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645">
                <text:p>0.3645</text:p>
              </table:table-cell>
              <table:table-cell office:value-type="float" office:value="0.4113">
                <text:p>0.4113</text:p>
              </table:table-cell>
              <table:table-cell office:value-type="float" office:value="0.2242">
                <text:p>0.2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699">
                <text:p>0.3699</text:p>
              </table:table-cell>
              <table:table-cell office:value-type="float" office:value="0.42">
                <text:p>0.42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664">
                <text:p>0.3664</text:p>
              </table:table-cell>
              <table:table-cell office:value-type="float" office:value="0.4292">
                <text:p>0.4292</text:p>
              </table:table-cell>
              <table:table-cell office:value-type="float" office:value="0.2044">
                <text:p>0.2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594">
                <text:p>0.3594</text:p>
              </table:table-cell>
              <table:table-cell office:value-type="float" office:value="0.4444">
                <text:p>0.4444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544">
                <text:p>0.3544</text:p>
              </table:table-cell>
              <table:table-cell office:value-type="float" office:value="0.4556">
                <text:p>0.45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662">
                <text:p>0.3662</text:p>
              </table:table-cell>
              <table:table-cell office:value-type="float" office:value="0.4524">
                <text:p>0.4524</text:p>
              </table:table-cell>
              <table:table-cell office:value-type="float" office:value="0.1814">
                <text:p>0.18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599">
                <text:p>0.3599</text:p>
              </table:table-cell>
              <table:table-cell office:value-type="float" office:value="0.4681">
                <text:p>0.468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526">
                <text:p>0.3526</text:p>
              </table:table-cell>
              <table:table-cell office:value-type="float" office:value="0.4848">
                <text:p>0.4848</text:p>
              </table:table-cell>
              <table:table-cell office:value-type="float" office:value="0.1626">
                <text:p>0.1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566">
                <text:p>0.3566</text:p>
              </table:table-cell>
              <table:table-cell office:value-type="float" office:value="0.4876">
                <text:p>0.4876</text:p>
              </table:table-cell>
              <table:table-cell office:value-type="float" office:value="0.1558">
                <text:p>0.1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407">
                <text:p>0.3407</text:p>
              </table:table-cell>
              <table:table-cell office:value-type="float" office:value="0.5049">
                <text:p>0.5049</text:p>
              </table:table-cell>
              <table:table-cell office:value-type="float" office:value="0.1544">
                <text:p>0.1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469">
                <text:p>0.3469</text:p>
              </table:table-cell>
              <table:table-cell office:value-type="float" office:value="0.5091">
                <text:p>0.509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549">
                <text:p>0.3549</text:p>
              </table:table-cell>
              <table:table-cell office:value-type="float" office:value="0.51">
                <text:p>0.51</text:p>
              </table:table-cell>
              <table:table-cell office:value-type="float" office:value="0.1351">
                <text:p>0.13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423">
                <text:p>0.3423</text:p>
              </table:table-cell>
              <table:table-cell office:value-type="float" office:value="0.527">
                <text:p>0.527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372">
                <text:p>0.3372</text:p>
              </table:table-cell>
              <table:table-cell office:value-type="float" office:value="0.5374">
                <text:p>0.5374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314">
                <text:p>0.3314</text:p>
              </table:table-cell>
              <table:table-cell office:value-type="float" office:value="0.5481">
                <text:p>0.5481</text:p>
              </table:table-cell>
              <table:table-cell office:value-type="float" office:value="0.1205">
                <text:p>0.1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315">
                <text:p>0.3315</text:p>
              </table:table-cell>
              <table:table-cell office:value-type="float" office:value="0.5637">
                <text:p>0.5637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202">
                <text:p>0.3202</text:p>
              </table:table-cell>
              <table:table-cell office:value-type="float" office:value="0.5669">
                <text:p>0.5669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37">
                <text:p>0.3037</text:p>
              </table:table-cell>
              <table:table-cell office:value-type="float" office:value="0.5945">
                <text:p>0.5945</text:p>
              </table:table-cell>
              <table:table-cell office:value-type="float" office:value="0.1018">
                <text:p>0.1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46">
                <text:p>0.3146</text:p>
              </table:table-cell>
              <table:table-cell office:value-type="float" office:value="0.5894">
                <text:p>0.589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11">
                <text:p>0.3111</text:p>
              </table:table-cell>
              <table:table-cell office:value-type="float" office:value="0.598">
                <text:p>0.598</text:p>
              </table:table-cell>
              <table:table-cell office:value-type="float" office:value="0.0909">
                <text:p>0.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938">
                <text:p>0.2938</text:p>
              </table:table-cell>
              <table:table-cell office:value-type="float" office:value="0.6163">
                <text:p>0.6163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86">
                <text:p>0.2886</text:p>
              </table:table-cell>
              <table:table-cell office:value-type="float" office:value="0.6312">
                <text:p>0.6312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99">
                <text:p>0.2999</text:p>
              </table:table-cell>
              <table:table-cell office:value-type="float" office:value="0.6224">
                <text:p>0.6224</text:p>
              </table:table-cell>
              <table:table-cell office:value-type="float" office:value="0.0777">
                <text:p>0.0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01">
                <text:p>0.2801</text:p>
              </table:table-cell>
              <table:table-cell office:value-type="float" office:value="0.6451">
                <text:p>0.6451</text:p>
              </table:table-cell>
              <table:table-cell office:value-type="float" office:value="0.0748">
                <text:p>0.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79">
                <text:p>0.2879</text:p>
              </table:table-cell>
              <table:table-cell office:value-type="float" office:value="0.6444">
                <text:p>0.6444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776">
                <text:p>0.2776</text:p>
              </table:table-cell>
              <table:table-cell office:value-type="float" office:value="0.6599">
                <text:p>0.6599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683">
                <text:p>0.2683</text:p>
              </table:table-cell>
              <table:table-cell office:value-type="float" office:value="0.6709">
                <text:p>0.6709</text:p>
              </table:table-cell>
              <table:table-cell office:value-type="float" office:value="0.0608">
                <text:p>0.0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634">
                <text:p>0.2634</text:p>
              </table:table-cell>
              <table:table-cell office:value-type="float" office:value="0.6793">
                <text:p>0.6793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6">
                <text:p>0.2646</text:p>
              </table:table-cell>
              <table:table-cell office:value-type="float" office:value="0.6842">
                <text:p>0.6842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62">
                <text:p>0.2562</text:p>
              </table:table-cell>
              <table:table-cell office:value-type="float" office:value="0.6962">
                <text:p>0.6962</text:p>
              </table:table-cell>
              <table:table-cell office:value-type="float" office:value="0.0476">
                <text:p>0.04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475">
                <text:p>0.2475</text:p>
              </table:table-cell>
              <table:table-cell office:value-type="float" office:value="0.7097">
                <text:p>0.7097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396">
                <text:p>0.2396</text:p>
              </table:table-cell>
              <table:table-cell office:value-type="float" office:value="0.718">
                <text:p>0.718</text:p>
              </table:table-cell>
              <table:table-cell office:value-type="float" office:value="0.0424">
                <text:p>0.04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333">
                <text:p>0.2333</text:p>
              </table:table-cell>
              <table:table-cell office:value-type="float" office:value="0.7307">
                <text:p>0.730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23">
                <text:p>0.223</text:p>
              </table:table-cell>
              <table:table-cell office:value-type="float" office:value="0.7421">
                <text:p>0.7421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188">
                <text:p>0.2188</text:p>
              </table:table-cell>
              <table:table-cell office:value-type="float" office:value="0.7481">
                <text:p>0.7481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17">
                <text:p>0.2117</text:p>
              </table:table-cell>
              <table:table-cell office:value-type="float" office:value="0.759">
                <text:p>0.759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96">
                <text:p>0.1996</text:p>
              </table:table-cell>
              <table:table-cell office:value-type="float" office:value="0.7726">
                <text:p>0.7726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975">
                <text:p>0.1975</text:p>
              </table:table-cell>
              <table:table-cell office:value-type="float" office:value="0.7767">
                <text:p>0.7767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9">
                <text:p>0.189</text:p>
              </table:table-cell>
              <table:table-cell office:value-type="float" office:value="0.7888">
                <text:p>0.7888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27">
                <text:p>0.1727</text:p>
              </table:table-cell>
              <table:table-cell office:value-type="float" office:value="0.8073">
                <text:p>0.80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713">
                <text:p>0.1713</text:p>
              </table:table-cell>
              <table:table-cell office:value-type="float" office:value="0.8101">
                <text:p>0.8101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671">
                <text:p>0.1671</text:p>
              </table:table-cell>
              <table:table-cell office:value-type="float" office:value="0.8169">
                <text:p>0.816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56">
                <text:p>0.1556</text:p>
              </table:table-cell>
              <table:table-cell office:value-type="float" office:value="0.8302">
                <text:p>0.8302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17">
                <text:p>0.1517</text:p>
              </table:table-cell>
              <table:table-cell office:value-type="float" office:value="0.8341">
                <text:p>0.8341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45">
                <text:p>0.1445</text:p>
              </table:table-cell>
              <table:table-cell office:value-type="float" office:value="0.8433">
                <text:p>0.8433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284">
                <text:p>0.1284</text:p>
              </table:table-cell>
              <table:table-cell office:value-type="float" office:value="0.8624">
                <text:p>0.8624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224">
                <text:p>0.1224</text:p>
              </table:table-cell>
              <table:table-cell office:value-type="float" office:value="0.869">
                <text:p>0.869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122">
                <text:p>0.1122</text:p>
              </table:table-cell>
              <table:table-cell office:value-type="float" office:value="0.88">
                <text:p>0.8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71">
                <text:p>0.1071</text:p>
              </table:table-cell>
              <table:table-cell office:value-type="float" office:value="0.8879">
                <text:p>0.887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952">
                <text:p>0.0952</text:p>
              </table:table-cell>
              <table:table-cell office:value-type="float" office:value="0.9005">
                <text:p>0.9005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839">
                <text:p>0.0839</text:p>
              </table:table-cell>
              <table:table-cell office:value-type="float" office:value="0.9122">
                <text:p>0.9122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767">
                <text:p>0.0767</text:p>
              </table:table-cell>
              <table:table-cell office:value-type="float" office:value="0.9196">
                <text:p>0.919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671">
                <text:p>0.0671</text:p>
              </table:table-cell>
              <table:table-cell office:value-type="float" office:value="0.9311">
                <text:p>0.9311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601">
                <text:p>0.0601</text:p>
              </table:table-cell>
              <table:table-cell office:value-type="float" office:value="0.9385">
                <text:p>0.9385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94">
                <text:p>0.0494</text:p>
              </table:table-cell>
              <table:table-cell office:value-type="float" office:value="0.9491">
                <text:p>0.949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345">
                <text:p>0.0345</text:p>
              </table:table-cell>
              <table:table-cell office:value-type="float" office:value="0.9651">
                <text:p>0.965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9">
                <text:p>0.0289</text:p>
              </table:table-cell>
              <table:table-cell office:value-type="float" office:value="0.9708">
                <text:p>0.970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84">
                <text:p>0.0184</text:p>
              </table:table-cell>
              <table:table-cell office:value-type="float" office:value="0.9816">
                <text:p>0.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1">
                <text:p>0.011</text:p>
              </table:table-cell>
              <table:table-cell office:value-type="float" office:value="0.989">
                <text:p>0.9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